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icrosoft Sans Serif" svg:font-family="'Microsoft Sans Serif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29mm"/>
    </style:style>
    <style:style style:name="co2" style:family="table-column">
      <style:table-column-properties fo:break-before="auto" style:column-width="205.6mm"/>
    </style:style>
    <style:style style:name="co3" style:family="table-column">
      <style:table-column-properties fo:break-before="auto" style:column-width="17.73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Listagem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Microsoft Sans Serif" fo:font-size="10pt" fo:font-style="normal" fo:text-shadow="none" style:text-underline-style="none" fo:font-weight="bold" style:font-size-asian="10pt" style:font-style-asian="normal" style:font-weight-asian="bold" style:font-name-complex="Microsoft Sans Serif" style:font-size-complex="10pt" style:font-style-complex="normal" style:font-weight-complex="bold"/>
    </style:style>
    <style:style style:name="ce2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Microsoft Sans Serif" fo:font-size="10pt" fo:font-style="normal" fo:text-shadow="none" style:text-underline-style="none" fo:font-weight="normal" style:font-size-asian="10pt" style:font-style-asian="normal" style:font-weight-asian="normal" style:font-name-complex="Microsoft Sans Serif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fo:padding="0.71mm"/>
    </style:style>
    <style:style style:name="ce4" style:family="table-cell" style:parent-style-name="Default" style:data-style-name="N100">
      <style:table-cell-properties fo:padding="0.71mm"/>
      <style:text-properties fo:color="#000000" style:text-outline="false" style:text-line-through-style="none" style:text-line-through-type="none" style:font-name="Microsoft Sans Serif" fo:font-size="10pt" fo:font-style="normal" fo:text-shadow="none" style:text-underline-style="none" fo:font-weight="normal" style:font-size-asian="10pt" style:font-style-asian="normal" style:font-weight-asian="normal" style:font-name-complex="Microsoft Sans Serif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Microsoft Sans Serif" fo:font-size="10pt" fo:font-style="normal" fo:text-shadow="none" style:text-underline-style="none" fo:font-weight="bold" style:font-size-asian="10pt" style:font-style-asian="normal" style:font-weight-asian="bold" style:font-name-complex="Microsoft Sans Serif" style:font-size-complex="10pt" style:font-style-complex="normal" style:font-weight-complex="bold"/>
    </style:style>
    <style:style style:name="ce10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Microsoft Sans Serif" fo:font-size="10pt" fo:font-style="normal" fo:text-shadow="none" style:text-underline-style="none" fo:font-weight="normal" style:font-size-asian="10pt" style:font-style-asian="normal" style:font-weight-asian="normal" style:font-name-complex="Microsoft Sans Serif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fo:padding="0.71mm"/>
    </style:style>
    <style:style style:name="ce12" style:family="table-cell" style:parent-style-name="Default" style:data-style-name="N100">
      <style:table-cell-properties fo:padding="0.71mm"/>
      <style:text-properties fo:color="#000000" style:text-outline="false" style:text-line-through-style="none" style:text-line-through-type="none" style:font-name="Microsoft Sans Serif" fo:font-size="10pt" fo:font-style="normal" fo:text-shadow="none" style:text-underline-style="none" fo:font-weight="normal" style:font-size-asian="10pt" style:font-style-asian="normal" style:font-weight-asian="normal" style:font-name-complex="Microsoft Sans Serif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Listagem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CST</text:p>
          </table:table-cell>
          <table:table-cell table:style-name="ce1" office:value-type="string" calcext:value-type="string">
            <text:p>DESCRICAO</text:p>
          </table:table-cell>
          <table:table-cell table:number-columns-repeated="1022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Tributada integralmente</text:p>
          </table:table-cell>
          <table:table-cell table:number-columns-repeated="102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ributada integralmente e sujeita ao regime do Simples Nacional</text:p>
          </table:table-cell>
          <table:table-cell table:number-columns-repeated="102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ributada integralmente e com ISQN retido na fonte</text:p>
          </table:table-cell>
          <table:table-cell table:number-columns-repeated="102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Tributada integralmente, sujeita ao regime do Simples Nacional e com o ISQN retido na fonte</text:p>
          </table:table-cell>
          <table:table-cell table:number-columns-repeated="102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ributada integralmente e sujeita ao regime da substituição tributária</text:p>
          </table:table-cell>
          <table:table-cell table:number-columns-repeated="102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ributada integralmente e sujeita ao regime da substituição tributária pelo agenciador ou intermediário da prestação do serviço</text:p>
          </table:table-cell>
          <table:table-cell table:number-columns-repeated="102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ributada integralmente, sujeita ao regime do Simples Nacional e da substituição tributária</text:p>
          </table:table-cell>
          <table:table-cell table:number-columns-repeated="102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ributada integralmente e com o ISQN retido anteriormente pelo substituto tributário</text:p>
          </table:table-cell>
          <table:table-cell table:number-columns-repeated="102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ributada com redução da base de cálculo ou alíquota</text:p>
          </table:table-cell>
          <table:table-cell table:number-columns-repeated="102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ributada com redução da base de cálculo ou alíquota e com ISQN retido na fonte</text:p>
          </table:table-cell>
          <table:table-cell table:number-columns-repeated="102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Tributada com redução da base de cálculo ou alíquota e sujeita ao regime da substituição tributária</text:p>
          </table:table-cell>
          <table:table-cell table:number-columns-repeated="102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Tributada com redução da base de cálculo <text:s/>ou alíquota e com o ISQN retido anteriormente pelo substituto tributário</text:p>
          </table:table-cell>
          <table:table-cell table:number-columns-repeated="102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Isenta ou imune</text:p>
          </table:table-cell>
          <table:table-cell table:number-columns-repeated="102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Não tributada</text:p>
          </table:table-cell>
          <table:table-cell table:number-columns-repeated="102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Tributada por meio do imposto fixo</text:p>
          </table:table-cell>
          <table:table-cell table:number-columns-repeated="102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Não tributada em razão do destino dos bens ou objetos - Mercadorias para a industrialização ou comercialização</text:p>
          </table:table-cell>
          <table:table-cell table:number-columns-repeated="102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Não tributada em razão do diferimento da prestação do serviço</text:p>
          </table:table-cell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icrosoft Sans Serif" svg:font-family="'Microsoft Sans Serif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loext:min-decimal-places="0" number:min-integer-digits="1" number:grouping="true"/>
    </number:number-style>
    <number:number-style style:name="N108">
      <number:text>-R$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loext:min-decimal-places="2" number:min-integer-digits="1" number:grouping="true"/>
    </number:number-style>
    <number:number-style style:name="N111">
      <number:text>-R$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first-page-number="continue" style:scale-to="100%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13">00/00/0000</text:date>, <text:time style:data-style-name="N2" text:time-value="10:52:11.37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gem" style:display-name="PageStyle_Listage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dor</meta:initial-creator>
    <meta:creation-date>2014-05-20T15:25:55</meta:creation-date>
    <dc:date>2019-09-06T21:03:15.632000000</dc:date>
    <meta:editing-duration>PT52S</meta:editing-duration>
    <meta:editing-cycles>1</meta:editing-cycles>
    <meta:generator>LibreOffice/5.3.4.2$Windows_X86_64 LibreOffice_project/f82d347ccc0be322489bf7da61d7e4ad13fe2ff3</meta:generator>
    <meta:document-statistic meta:table-count="1" meta:cell-count="36" meta:object-count="0"/>
  </office:meta>
</office:document-meta>
</file>